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Попробовать в отчечах сделать таблицы таким образом, что бы заголовок повторялся на каждой страниц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13T22:45:06Z</dc:date>
    <meta:editing-cycles>1</meta:editing-cycles>
    <meta:editing-duration>PT53S</meta:editing-duration>
  </office:meta>
</office:document-meta>
</file>